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6.168cm" fo:wrap-option="wrap"/>
      <style:paragraph-properties style:writing-mode="lr-tb"/>
    </style:style>
    <style:style style:name="gr2" style:family="graphic" style:parent-style-name="standard">
      <style:graphic-properties draw:fill="solid" draw:fill-color="#dee7e5" draw:textarea-horizontal-align="justify" draw:textarea-vertical-align="middle" draw:auto-grow-height="false" fo:min-height="9.592cm" fo:min-width="12.835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1.88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11.88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73cm" fo:min-width="8.55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3.242cm" fo:min-width="9.025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marker-end="Arrow_20_short" draw:marker-end-width="0.406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9.343cm"/>
      <style:paragraph-properties style:writing-mode="lr-tb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03cm" fo:min-width="0.788cm"/>
    </style:style>
    <style:style style:name="gr17" style:family="graphic" style:parent-style-name="standard">
      <style:graphic-properties draw:textarea-horizontal-align="justify" draw:textarea-vertical-align="middle" draw:auto-grow-height="false" fo:min-height="1.18cm" fo:min-width="3.721cm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start="Arrowheads_20_9" draw:marker-end="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243cm" fo:min-width="10.9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7e5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1.587cm" svg:x="6.205cm" svg:y="5.052cm">
          <text:p text:style-name="P1">pick_next_task_fair</text:p>
          <draw:enhanced-geometry svg:viewBox="0 0 21600 21600" draw:glue-points="10800 0 0 10800 10800 21600 21600 10800 ?f40 ?f41" draw:text-areas="0 0 21600 21600" draw:type="rectangular-callout" draw:modifiers="965.326934613077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35cm" svg:height="9.842cm" svg:x="14.922cm" svg:y="5.4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23cm" svg:height="0.963cm" svg:x="16.192cm" svg:y="6.704cm">
          <draw:text-box>
            <text:p>struct cfs_rq *cfs_rq = &amp;rq-&gt;cfs</text:p>
          </draw:text-box>
        </draw:frame>
        <draw:frame draw:style-name="gr4" draw:text-style-name="P3" draw:layer="layout" svg:width="15.822cm" svg:height="4.518cm" svg:x="13.705cm" svg:y="8.547cm">
          <draw:text-box>
            <text:p><text:tab/><text:tab/>do {</text:p>
            <text:p><text:tab/><text:tab/><text:tab/>se = pick_next_entity(cfs_rq, NULL);</text:p>
            <text:p><text:tab/><text:tab/><text:tab/>set_next_entity(cfs_rq, se);</text:p>
            <text:p><text:tab/><text:tab/><text:tab/>cfs_rq = group_cfs_rq(se);</text:p>
            <text:p/>
            <text:p><text:s text:c="8"/><text:tab/>} while (cfs_rq);</text:p>
          </draw:text-box>
        </draw:frame>
        <draw:custom-shape draw:style-name="gr5" draw:text-style-name="P1" draw:layer="layout" svg:width="12.382cm" svg:height="2.54cm" svg:x="1.635cm" svg:y="8.302cm">
          <text:p text:style-name="P1">pick_next_entity=&gt;pick_eevdf:</text:p>
          <text:p text:style-name="P1">“pick best se from cfs_rq’s RB tree”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3.175cm" svg:x="1.535cm" svg:y="12.765cm">
          <text:p text:style-name="P1">node = cfs_rq→tasks_timeline.rb_root.rb_node;Sse = __node_2_se(node)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667cm" svg:y1="10.842cm" svg:x2="7.667cm" svg:y2="12.747cm">
          <text:p/>
        </draw:line>
        <draw:custom-shape draw:style-name="gr8" draw:text-style-name="P1" xml:id="id2" draw:id="id2" draw:layer="layout" svg:width="18.098cm" svg:height="4.445cm" svg:x="0.582cm" svg:y="17.945cm">
          <text:p text:style-name="P1">entity_eligible(cfs_rq, s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572cm" svg:y1="15.922cm" svg:x2="9.572cm" svg:y2="17.827cm">
          <text:p/>
        </draw:line>
        <draw:custom-shape draw:style-name="gr10" draw:text-style-name="P1" xml:id="id1" draw:id="id1" draw:layer="layout" svg:width="9.525cm" svg:height="3.492cm" svg:x="5.127cm" svg:y="24.395cm">
          <text:p text:style-name="P1">node = node-&gt;rb_left;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572cm" svg:y1="22.59cm" svg:x2="9.572cm" svg:y2="24.177cm">
          <text:p text:style-name="P5">no</text:p>
        </draw:line>
        <draw:connector draw:style-name="gr12" draw:text-style-name="P5" draw:layer="layout" svg:x1="14.652cm" svg:y1="26.141cm" svg:x2="18.68cm" svg:y2="20.168cm" draw:start-shape="id1" draw:start-glue-point="1" draw:end-shape="id2" draw:end-glue-point="7" svg:d="M14652 26141h4530v-5973h-502" svg:viewBox="0 0 4531 5974">
          <text:p/>
        </draw:connector>
        <draw:custom-shape draw:style-name="gr13" draw:text-style-name="P1" draw:layer="layout" svg:width="9.843cm" svg:height="3.175cm" svg:x="16.075cm" svg:y="28.422cm">
          <text:p text:style-name="P1">pick se from cfs_rq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1.002cm" svg:y1="15.287cm" svg:x2="21.002cm" svg:y2="28.305cm">
          <text:p/>
        </draw:line>
        <draw:custom-shape draw:style-name="gr13" draw:text-style-name="P1" draw:layer="layout" svg:width="9.843cm" svg:height="3.175cm" svg:x="16.075cm" svg:y="32.722cm">
          <text:p text:style-name="P1">cfs_rq = se’s cfs_rq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0.985cm" svg:y1="31.48cm" svg:x2="20.985cm" svg:y2="32.75cm">
          <text:p/>
        </draw:line>
        <draw:custom-shape draw:style-name="gr16" draw:text-style-name="P5" draw:layer="layout" svg:width="1.47cm" svg:height="1.905cm" svg:x="13.182cm" svg:y="5.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8.441cm" svg:height="2.858cm" svg:x="6.815cm" svg:y="32.867cm">
          <text:p text:style-name="P5">cfs_rq ==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4" draw:layer="layout" svg:x1="15.922cm" svg:y1="34.337cm" svg:x2="15.287cm" svg:y2="34.337cm">
          <text:p/>
        </draw:line>
        <draw:line draw:style-name="gr19" draw:text-style-name="P4" draw:layer="layout" svg:x1="11.077cm" svg:y1="36.777cm" svg:x2="11.077cm" svg:y2="35.799cm">
          <text:p text:style-name="P5">yes</text:p>
        </draw:line>
        <draw:custom-shape draw:style-name="gr20" draw:text-style-name="P5" draw:layer="layout" svg:width="11.43cm" svg:height="3.493cm" svg:x="6.397cm" svg:y="36.877cm">
          <text:p text:style-name="P5">reach the leaf node: p = task_of(s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8-07T08:36:02.233604867</dc:date>
    <meta:editing-duration>PT1H44M57S</meta:editing-duration>
    <meta:editing-cycles>10</meta:editing-cycles>
    <meta:generator>LibreOffice/7.3.7.2$Linux_X86_64 LibreOffice_project/30$Build-2</meta:generator>
    <meta:document-statistic meta:object-count="21"/>
  </office:meta>
</office:document-meta>
</file>